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Heavy.earlyRemoveAll( boolean input1 , boolean input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owHeavy.isEqual( Integer i1 , Integer 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